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11543e"/>
    </style:style>
    <style:style style:name="P3" style:family="paragraph" style:parent-style-name="Standard">
      <style:text-properties style:font-name="Serif"/>
    </style:style>
    <style:style style:name="P4" style:family="paragraph" style:parent-style-name="Standard">
      <style:text-properties style:font-name="Serif" fo:language="en" fo:country="US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fo:font-weight="bold" officeooo:paragraph-rsid="0011543e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paragraph-rsid="0011543e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language="en" fo:country="US" fo:font-weight="bold" officeooo:paragraph-rsid="0011543e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11543e"/>
    </style:style>
    <style:style style:name="P9" style:family="paragraph" style:parent-style-name="Standard">
      <style:text-properties fo:font-weight="bold" officeooo:paragraph-rsid="0011543e" style:font-weight-asian="bold" style:font-weight-complex="bold"/>
    </style:style>
    <style:style style:name="P10" style:family="paragraph" style:parent-style-name="Standard">
      <style:text-properties officeooo:paragraph-rsid="0015793c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543e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543e" style:text-blinking="false" fo:background-color="transparent" style:font-size-asian="15pt" style:font-weight-asian="normal" style:font-size-complex="15pt" style:font-weight-complex="normal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5793c" style:text-blinking="false" fo:background-color="transparent" style:font-size-asian="15pt" style:font-weight-asian="normal" style:font-size-complex="15pt" style:font-weight-complex="normal"/>
    </style:style>
    <style:style style:name="P14" style:family="paragraph" style:parent-style-name="Text_20_body" style:list-style-name="L3">
      <style:text-properties officeooo:paragraph-rsid="0011543e"/>
    </style:style>
    <style:style style:name="P15" style:family="paragraph" style:parent-style-name="Text_20_body">
      <style:text-properties officeooo:paragraph-rsid="0011543e"/>
    </style:style>
    <style:style style:name="P16" style:family="paragraph" style:parent-style-name="Text_20_body">
      <style:text-properties officeooo:paragraph-rsid="0015793c"/>
    </style:style>
    <style:style style:name="P17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38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Serif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38%" fo:text-align="justify" style:justify-single-word="false" fo:text-indent="0in" style:auto-text-indent="false" fo:background-color="transparent" fo:padding="0in" fo:border="none" style:writing-mode="lr-tb"/>
      <style:text-properties style:font-name="Seri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543e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style:text-blinking="false" fo:background-color="transparent" loext:char-shading-value="0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14f1e1" style:text-blinking="false" fo:background-color="transparent" loext:char-shading-value="0" style:font-size-asian="15pt" style:font-weight-asian="normal" style:font-size-complex="15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15793c" style:text-blinking="false" fo:background-color="transparent" loext:char-shading-value="0" style:font-size-asian="15pt" style:font-weight-asian="normal" style:font-size-complex="15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1543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fo:font-weight="bold" style:text-blinking="false" fo:background-color="transparent" loext:char-shading-value="0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fo:font-weight="bold" officeooo:rsid="0014f1e1" style:text-blinking="false" fo:background-color="transparent" loext:char-shading-value="0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fo:font-weight="bold" style:text-blinking="false" fo:background-color="transparent" loext:char-shading-value="0" style:font-size-asian="15pt" style:font-weight-asian="normal" style:font-size-complex="15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fo:font-weight="normal" style:text-blinking="false" fo:background-color="transparent" loext:char-shading-value="0" style:font-size-asian="15pt" style:font-weight-asian="normal" style:font-size-complex="15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fo:font-weight="normal" officeooo:rsid="0011543e" style:text-blinking="false" fo:background-color="transparent" loext:char-shading-value="0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fo:font-weight="normal" officeooo:rsid="0014f1e1" style:text-blinking="false" fo:background-color="transparent" loext:char-shading-value="0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style:text-blinking="false" fo:background-color="transparent" loext:char-shading-value="0" style:font-size-asian="15pt" style:font-size-complex="15pt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officeooo:rsid="0011543e" style:text-blinking="false" fo:background-color="transparent" loext:char-shading-value="0" style:font-size-asian="15pt" style:font-size-complex="15pt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5pt" fo:language="en" fo:country="US" fo:font-style="normal" style:text-underline-style="none" officeooo:rsid="0014f1e1" style:text-blinking="false" fo:background-color="transparent" loext:char-shading-value="0" style:font-size-asian="15pt" style:font-size-complex="15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2pt" fo:language="en" fo:country="US" fo:font-style="normal" style:text-underline-style="none" fo:font-weight="normal" officeooo:rsid="000bc7af" style:text-blinking="false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2pt" fo:language="en" fo:country="US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language="en" fo:country="US" fo:font-style="normal" style:text-underline-style="none" fo:font-weight="bold" style:text-blinking="fals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c7af" style:text-blinking="false" fo:background-color="transparent" loext:char-shading-value="0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language="en" fo:country="US" fo:font-style="normal" style:text-underline-style="none" fo:font-weight="normal" officeooo:rsid="0014f1e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language="en" fo:country="US" fo:font-style="normal" style:text-underline-style="none" officeooo:rsid="0014f1e1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3pt" fo:language="en" fo:country="US" fo:font-style="normal" style:text-underline-style="none" fo:font-weight="normal" officeooo:rsid="0014f1e1" style:text-blinking="false" fo:background-color="transparent" loext:char-shading-value="0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ize="12pt" fo:language="en" fo:country="US" fo:font-style="normal" style:text-underline-style="none" fo:font-weight="normal" officeooo:rsid="000bc7af" style:text-blinking="false" fo:background-color="transparent" loext:char-shading-value="0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bc7af" style:text-blinking="false" fo:background-color="transparent" loext:char-shading-value="0" style:font-size-asian="10.5pt" style:font-weight-asian="normal" style:font-size-complex="12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3pt" style:font-size-asian="15pt" style:font-size-complex="15pt"/>
    </style:style>
    <style:style style:name="T30" style:family="text">
      <style:text-properties fo:font-size="13pt" fo:language="en" fo:country="US" fo:font-style="normal" fo:font-weight="normal" officeooo:rsid="0014f1e1" style:font-size-asian="15pt" style:font-weight-asian="normal" style:font-size-complex="15pt" style:font-weight-complex="normal"/>
    </style:style>
    <style:style style:name="T31" style:family="text">
      <style:text-properties fo:font-size="13pt" fo:language="en" fo:country="US" fo:font-style="normal" fo:font-weight="bold" officeooo:rsid="0014f1e1" style:font-size-asian="15pt" style:font-weight-asian="normal" style:font-size-complex="15pt" style:font-weight-complex="normal"/>
    </style:style>
    <style:style style:name="T32" style:family="text">
      <style:text-properties fo:font-size="11pt" style:font-size-asian="15pt" style:font-size-complex="15pt"/>
    </style:style>
    <style:style style:name="T33" style:family="text">
      <style:text-properties fo:font-size="12pt" fo:font-weight="normal" officeooo:rsid="000bc7af" style:font-size-asian="10.5pt" style:font-weight-asian="normal" style:font-size-complex="12pt" style:font-weight-complex="normal"/>
    </style:style>
    <style:style style:name="T34" style:family="text">
      <style:text-properties fo:font-size="15pt" fo:language="en" fo:country="US" style:font-size-asian="15pt" style:font-weight-asian="normal" style:font-size-complex="15pt" style:font-weight-complex="normal"/>
    </style:style>
    <style:style style:name="T35" style:family="text">
      <style:text-properties fo:font-size="15pt" fo:language="en" fo:country="US" style:font-size-asian="15pt" style:font-size-complex="15pt"/>
    </style:style>
    <style:style style:name="T36" style:family="text">
      <style:text-properties fo:font-size="15pt" fo:language="en" fo:country="US" fo:font-style="normal" fo:font-weight="bold" officeooo:rsid="0014f1e1" style:font-weight-asian="bold" style:font-weight-complex="bold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eaced58b-7fff-1afe-c697-a3e1fa15c507"/><text:span text:style-name="T25">What is virtual dom?</text:span></text:p>
      <text:p text:style-name="P4"><text:tab/>The virtual DOM (VDOM) is <text:span text:style-name="T1">a programming concept where an ideal, or “virtual”, representation of a UI is kept in memory and synced with</text:span> the “real” DOM by a library such as ReactDOM.</text:p>
      <text:p text:style-name="P4"/>
      <text:p text:style-name="Standard"><text:bookmark text:name="docs-internal-guid-03323300-7fff-401b-8b3d-0b825a225596"/><text:span text:style-name="T9">Based on what, react re-renders a page?</text:span></text:p>
      <text:p text:style-name="P2"><text:span text:style-name="T28"><text:tab/>React components automatically re-render </text:span><text:span text:style-name="T2">whenever there is a change in their state or props</text:span><text:span text:style-name="T28">. A simple update of the state, from anywhere in the code, causes all the User Interface (UI) elements to be re-rendered automatically.</text:span></text:p>
      <text:p text:style-name="P2"><text:span text:style-name="T28"/></text:p>
      <text:p text:style-name="P7"><text:bookmark text:name="docs-internal-guid-cbbeae35-7fff-4800-7e3c-978fd255bf9d"/><text:span text:style-name="T7">Set of life cycle actions called when a state is updated?</text:span></text:p>
      <text:p text:style-name="P7"><text:span text:style-name="T8"><text:tab/></text:span><text:span text:style-name="T3">All actions of update</text:span></text:p>
      <text:p text:style-name="P7"><text:span text:style-name="T3"><text:tab/><text:tab/></text:span><text:span text:style-name="Source_20_Text"><text:span text:style-name="T27">getDerivedStateFromProps</text:span></text:span><text:span text:style-name="Strong_20_Emphasis"><text:span text:style-name="T21">()</text:span></text:span></text:p>
      <text:list xml:id="list2736793280" text:style-name="L3">
        <text:list-item>
          <text:p text:style-name="P14"><text:span text:style-name="Source_20_Text"><text:span text:style-name="T33">shouldComponentUpdate()</text:span></text:span></text:p>
        </text:list-item>
        <text:list-item>
          <text:p text:style-name="P14"><text:span text:style-name="Source_20_Text"><text:span text:style-name="T33">render()</text:span></text:span></text:p>
        </text:list-item>
        <text:list-item>
          <text:p text:style-name="P14"><text:span text:style-name="Source_20_Text"><text:span text:style-name="T33">getSnapshotBeforeUpdate</text:span></text:span></text:p>
        </text:list-item>
        <text:list-item>
          <text:p text:style-name="P14"><text:span text:style-name="Source_20_Text"><text:span text:style-name="T26">componentDidUpdate</text:span></text:span><text:span text:style-name="Strong_20_Emphasis"><text:span text:style-name="T18">() </text:span></text:span></text:p>
        </text:list-item>
      </text:list>
      <text:p text:style-name="P7"><text:span text:style-name="T3"/></text:p>
      <text:p text:style-name="P9"><text:span text:style-name="T15">Set of life cycle actions called when a </text:span><text:span text:style-name="T16">props</text:span><text:span text:style-name="T15"> is updated?</text:span></text:p>
      <text:p text:style-name="P8"><text:span text:style-name="T12"><text:tab/></text:span><text:span text:style-name="T20">componentWillReceiveProps</text:span><text:span text:style-name="T19"> is only called when the props have changed and when this is not an initial rendering.</text:span></text:p>
      <text:p text:style-name="P8"><text:span text:style-name="T12"/></text:p>
      <text:p text:style-name="P15"><text:bookmark text:name="docs-internal-guid-24a12924-7fff-83fb-9cde-22133e354c66"/><text:span text:style-name="T9">Why is a key prop necessary for a list rendering?</text:span></text:p>
      <text:p text:style-name="P1"><text:span text:style-name="T37"><text:tab/>Keys help React identify which items have changed (added/removed/re-ordered). </text:span><text:span text:style-name="T38">To give a unique identity to every element inside the array, a key</text:span><text:span text:style-name="T37"> is required. Each item in the array has an id associated with it. Hence, this is the id that is assigned as a key for each item.</text:span></text:p>
      <text:p text:style-name="P12"><text:span text:style-name="T37"/></text:p>
      <text:p text:style-name="P6"><text:bookmark text:name="docs-internal-guid-50ae1d77-7fff-d5ca-0acc-664ed0bdb1d8"/><text:span text:style-name="T37">How to re-render a parent from a child?</text:span></text:p>
      <text:p text:style-name="P8"><text:span text:style-name="T4"><text:tab/></text:span><text:span text:style-name="T37">When you need to pass data from a parent to child class component, you do this by using </text:span><text:span text:style-name="Emphasis"><text:span text:style-name="T37">prop</text:span></text:span><text:span text:style-name="Emphasis"><text:span text:style-name="T5">s.</text:span></text:span></text:p>
      <text:p text:style-name="P8"><text:span text:style-name="Emphasis"><text:span text:style-name="T5"/></text:span></text:p>
      <text:p text:style-name="P8"><text:bookmark text:name="docs-internal-guid-030519aa-7fff-faee-0b20-22fea47758f4"/><text:span text:style-name="Emphasis"><text:span text:style-name="T10">What is meant by synchronous and asynchronous javascript?</text:span></text:span></text:p>
      <text:p text:style-name="P10"><text:span text:style-name="Emphasis"><text:span text:style-name="T5"><text:tab/></text:span></text:span><text:span text:style-name="Emphasis"><text:span text:style-name="T6"> </text:span></text:span><text:span text:style-name="Emphasis"><text:span text:style-name="T10">Synchronous:</text:span></text:span></text:p>
      <text:p text:style-name="P10"><text:span text:style-name="Emphasis"><text:span text:style-name="T10"><text:tab/><text:tab/></text:span></text:span><text:span text:style-name="Emphasis"><text:span text:style-name="T6">In synchronous js every statement of the code gets executed one by one. So, <text:tab/>basically a statement has to wait for the earlier statement to get executed.</text:span></text:span></text:p>
      <text:p text:style-name="P10"><text:span text:style-name="Emphasis"><text:span text:style-name="T6"><text:tab/></text:span></text:span></text:p>
      <text:p text:style-name="P13"><text:span text:style-name="T37"><text:tab/> </text:span><text:span text:style-name="Emphasis"><text:span text:style-name="T36">asynchronous:</text:span></text:span></text:p>
      <text:p text:style-name="P16"><text:span text:style-name="Emphasis"><text:span text:style-name="T10"><text:tab/><text:tab/></text:span></text:span><text:span text:style-name="Emphasis"><text:span text:style-name="T30">Asynchronous code </text:span></text:span><text:span text:style-name="Emphasis"><text:span text:style-name="T31">allows the program to be executed immediately where <text:tab/>the synchronous code will block further execution of the remaining code until it <text:tab/>finishes</text:span></text:span><text:span text:style-name="Emphasis"><text:span text:style-name="T30"> the current one.</text:span></text:span></text:p>
      <text:p text:style-name="P16"><text:span text:style-name="Emphasis"><text:span text:style-name="T30"><text:tab/></text:span></text:span></text:p>
      <text:p text:style-name="P11"><text:soft-page-break/><text:span text:style-name="T34"/></text:p>
      <text:p text:style-name="P8"><text:span text:style-name="T12"/></text:p>
      <text:p text:style-name="P5"><text:span text:style-name="T28"><text:tab/></text:span></text:p>
      <text:p text:style-name="P8"><text:span text:style-name="Strong_20_Emphasis"><text:span text:style-name="T18"/></text:span></text:p>
      <text:p text:style-name="P15"><text:span text:style-name="Strong_20_Emphasis"><text:span text:style-name="T18"/></text:span></text:p>
      <text:p text:style-name="P4"/>
      <text:p text:style-name="P1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8:17:35.534573873</meta:creation-date>
    <meta:generator>LibreOffice/6.4.7.2$Linux_X86_64 LibreOffice_project/40$Build-2</meta:generator>
    <dc:date>2021-08-11T19:31:19.875161915</dc:date>
    <meta:editing-duration>PT22M28S</meta:editing-duration>
    <meta:editing-cycles>2</meta:editing-cycles>
    <meta:document-statistic meta:table-count="0" meta:image-count="0" meta:object-count="0" meta:page-count="2" meta:paragraph-count="25" meta:word-count="282" meta:character-count="1707" meta:non-whitespace-character-count="1428"/>
  </office:meta>
</office:document-meta>
</file>